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s" fo:country="E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justify" style:justify-single-word="false"/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5">
      <style:paragraph-properties fo:text-align="justify" style:justify-single-word="false"/>
      <style:text-properties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3">
      <style:paragraph-properties fo:margin-left="2.302cm" fo:margin-right="0cm" fo:text-align="justify" style:justify-single-word="false" fo:text-indent="-0.635cm" style:auto-text-indent="false">
        <style:tab-stops>
          <style:tab-stop style:position="0.291cm"/>
        </style:tab-stops>
      </style:paragraph-properties>
    </style:style>
    <style:style style:name="P11" style:family="paragraph" style:parent-style-name="Standard" style:list-style-name="L4">
      <style:paragraph-properties fo:margin-left="2.302cm" fo:margin-right="0cm" fo:text-align="justify" style:justify-single-word="false" fo:text-indent="-0.635cm" style:auto-text-indent="false">
        <style:tab-stops>
          <style:tab-stop style:position="0.291cm"/>
        </style:tab-stops>
      </style:paragraph-properties>
    </style:style>
    <style:style style:name="P12" style:family="paragraph" style:parent-style-name="Standard" style:list-style-name="L2">
      <style:paragraph-properties fo:margin-left="2.302cm" fo:margin-right="0cm" fo:text-align="justify" style:justify-single-word="false" fo:text-indent="-0.635cm" style:auto-text-indent="false">
        <style:tab-stops>
          <style:tab-stop style:position="0.291cm"/>
        </style:tab-stops>
      </style:paragraph-properties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left="2.302cm" fo:margin-right="0cm" fo:text-align="justify" style:justify-single-word="false" fo:text-indent="-0.635cm" style:auto-text-indent="false">
        <style:tab-stops>
          <style:tab-stop style:position="0.291cm"/>
        </style:tab-stops>
      </style:paragraph-properties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margin-left="2.302cm" fo:margin-right="0cm" fo:text-align="justify" style:justify-single-word="false" fo:text-indent="-0.635cm" style:auto-text-indent="false">
        <style:tab-stops>
          <style:tab-stop style:position="0.291cm"/>
        </style:tab-stops>
      </style:paragraph-properties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margin-left="2.302cm" fo:margin-right="0cm" fo:text-align="justify" style:justify-single-word="false" fo:text-indent="-0.635cm" style:auto-text-indent="false">
        <style:tab-stops>
          <style:tab-stop style:position="0.291cm"/>
        </style:tab-stops>
      </style:paragraph-properties>
      <style:text-properties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es" fo:country="ES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principal: comportamiento básico</text:p>
      <text:p text:style-name="P1"/>
      <text:p text:style-name="P2">Arranque de una máquina virtual</text:p>
      <text:p text:style-name="P2"/>
      <text:list xml:id="list4085752051" text:style-name="L1">
        <text:list-item>
          <text:p text:style-name="P4">Desde la web, se recibe un paquete que contiene</text:p>
        </text:list-item>
      </text:list>
      <text:list xml:id="list117735320" text:style-name="L2">
        <text:list-item>
          <text:p text:style-name="P12">el identificador del usuario que ha ordenado su arranque</text:p>
        </text:list-item>
        <text:list-item>
          <text:p text:style-name="P12">el identificador de la máquina virtual a arrancar</text:p>
        </text:list-item>
      </text:list>
      <text:list xml:id="list1090588575" text:continue-list="list4085752051" text:style-name="L1">
        <text:list-item>
          <text:p text:style-name="P4">Se buscan los servidores de máquinas virtuales <text:span text:style-name="T7">en el estado listo</text:span> que pueden alojar la máquina. Si no hay ninguno, se enviará un paquete de error a la web que contendrá el identificador del usuario y el identificador de la máquina.</text:p>
        </text:list-item>
        <text:list-item>
          <text:p text:style-name="P4">Se escoge un servidor de máquinas virtuales para alojar la máquina. Por ahora, será el que menos dominios activos tenga.</text:p>
        </text:list-item>
        <text:list-item>
          <text:p text:style-name="P4">Se genera el paquete de arranque y se le enviará al servidor de máquinas virtuales.</text:p>
        </text:list-item>
        <text:list-item>
          <text:p text:style-name="P4">Cuando se reciba el paquete con los datos de conexión, se le reenviará al a web.</text:p>
        </text:list-item>
      </text:list>
      <text:p text:style-name="P3"/>
      <text:p text:style-name="P2">Alta de un servidor de máquinas virtuales</text:p>
      <text:p text:style-name="P2"/>
      <text:list xml:id="list748302666" text:continue-list="list1090588575" text:style-name="L1">
        <text:list-item text:start-value="1">
          <text:p text:style-name="P4">Desde la web, se recibe un paquete que contiene</text:p>
        </text:list-item>
      </text:list>
      <text:list xml:id="list2146482484" text:style-name="L3">
        <text:list-item>
          <text:p text:style-name="P13">la IP del servidor de máquinas virtuales</text:p>
        </text:list-item>
        <text:list-item>
          <text:p text:style-name="P10"><text:span text:style-name="T1">el puerto en el que el </text:span><text:span text:style-name="T2">software</text:span><text:span text:style-name="T3"> de instanciación está escuchando.</text:span></text:p>
        </text:list-item>
        <text:list-item>
          <text:p text:style-name="P15">el nombre que se le quiere dar al servidor (una IP, por sí misma, suele decir más bien poco).</text:p>
        </text:list-item>
      </text:list>
      <text:list xml:id="list1679375160" text:continue-list="list748302666" text:style-name="L1">
        <text:list-item>
          <text:p text:style-name="P4">Se intenta establecer la conexión con el servidor de máquinas virtuales. Si no se consigue tras 30 segundos, se asumirá que no está disponible y se le enviará a la web un paquete de error con la IP del servidor, el puerto y el nombre.</text:p>
        </text:list-item>
        <text:list-item>
          <text:p text:style-name="P4">Se registra en la base de datos <text:span text:style-name="T7">en el estado arrancando</text:span>. Eso significa que <text:span text:style-name="T4">no</text:span><text:span text:style-name="T5"> se podrá utilizar aún para instanciar máquinas virtuales.</text:span></text:p>
        </text:list-item>
        <text:list-item>
          <text:p text:style-name="P7">Se envía un paquete al servidor de máquinas virtuales para preguntarle su estado.</text:p>
        </text:list-item>
        <text:list-item>
          <text:p text:style-name="P4">Cuando se recibe ese paquete,</text:p>
          <text:list>
            <text:list-item text:start-value="1">
              <text:p text:style-name="P16">Se guarda el estado en la base de datos.</text:p>
            </text:list-item>
            <text:list-item>
              <text:p text:style-name="P16">Se indica que el servidor está en estado <text:span text:style-name="T7">listo</text:span>. A partir de este momento, se podrá utilizar para alojar máquinas virtuales.</text:p>
              <text:p text:style-name="P16"/>
            </text:list-item>
          </text:list>
        </text:list-item>
      </text:list>
      <text:p text:style-name="P2">Baja de un servidor de máquinas virtuales</text:p>
      <text:p text:style-name="P2"/>
      <text:list xml:id="list1631590932" text:continue-list="list1679375160" text:style-name="L1">
        <text:list-item text:start-value="1">
          <text:p text:style-name="P4">Desde la web, se recibe un paquete que contiene</text:p>
        </text:list-item>
      </text:list>
      <text:list xml:id="list657950340" text:style-name="L4">
        <text:list-item>
          <text:p text:style-name="P14">la IP del servidor de máquinas virtuales</text:p>
        </text:list-item>
        <text:list-item>
          <text:p text:style-name="P11"><text:span text:style-name="T3">el tipo de apagado (“agradable para los usuarios”</text:span><text:span text:style-name="T2"> </text:span><text:span text:style-name="T3">o inmediato)</text:span></text:p>
        </text:list-item>
      </text:list>
      <text:list xml:id="list550996025" text:continue-list="list1631590932" text:style-name="L1">
        <text:list-item>
          <text:p text:style-name="P4">Si el servidor está encendido, se le envía el paquete correspondiente para que se apague.</text:p>
        </text:list-item>
        <text:list-item>
          <text:p text:style-name="P7">Se borran los datos del servidor de la base de datos.</text:p>
        </text:list-item>
      </text:list>
      <text:p text:style-name="P6"/>
      <text:p text:style-name="P9">Arranque de un servidor de máquinas virtuales</text:p>
      <text:p text:style-name="P9"/>
      <text:p text:style-name="P6">Es exactamente igual al alta, pero con una excepción: el sistema recuerda qué máquinas virtuales tenía el servidor que se está arrancando.</text:p>
      <text:p text:style-name="P6"/>
      <text:p text:style-name="P9"/>
      <text:p text:style-name="P9"/>
      <text:p text:style-name="P9"><text:soft-page-break/>Parada de un servidor de máquinas virtuales</text:p>
      <text:p text:style-name="P9"/>
      <text:p text:style-name="P3"><text:span text:style-name="T5">Es casi igual a la baja de un servidor de máquinas virtuales, con la excepción de que </text:span><text:span text:style-name="T4">no</text:span><text:span text:style-name="T5"> se borrarán los datos del servidor de la base de datos: sólo se cambiará su estado a </text:span><text:span text:style-name="T6">apagado</text:span><text:span text:style-name="T5">.</text:span></text:p>
      <text:p text:style-name="P6"/>
      <text:p text:style-name="P9">Actualización del estado de un servidor de máquinas virtuales</text:p>
      <text:p text:style-name="P9"/>
      <text:p text:style-name="P6">Esta actualización puede hacerse de dos formas:</text:p>
      <text:list xml:id="list1723633260" text:style-name="L5">
        <text:list-item>
          <text:p text:style-name="P5"><text:span text:style-name="T5">de forma automática. Cada 60 segundos, se solicitará su estado a cada servidor de máquinas virtuales. Si no se ha recibido respuesta en el momento de enviar la siguiente petición o se ha detectado una caída de la conexión, se asumirá que el servidor de máquinas virtuales se ha caído. Esto supone cambiar su estado en la base de datos a </text:span><text:span text:style-name="T6">caído</text:span><text:span text:style-name="T5">, por lo que no volverá a utilizarse para instanciar máquinas virtuales. </text:span></text:p>
        </text:list-item>
      </text:list>
      <text:p text:style-name="P19">Para volver a utilizarlo, será necesario volver a arrancarlo.</text:p>
      <text:list xml:id="list653616050" text:continue-numbering="true" text:style-name="L5">
        <text:list-item>
          <text:p text:style-name="P8">De forma manual. </text:p>
        </text:list-item>
      </text:list>
      <text:list xml:id="list881677979" text:style-name="L6">
        <text:list-item>
          <text:p text:style-name="P18">Desde la web, se recibe un paquete que contiene la IP del servidor de máquinas virtuales a actualizar.</text:p>
        </text:list-item>
        <text:list-item>
          <text:p text:style-name="P18">Se envía el paquete de solicitud de estado al servidor de máquinas virtuales.</text:p>
        </text:list-item>
        <text:list-item>
          <text:p text:style-name="P18">Cuando se recibe el paquete de respuesta, se actualizará la base de datos.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3:11:34</meta:creation-date>
    <dc:date>2013-01-23T15:47:05</dc:date>
    <meta:editing-duration>PT15M44S</meta:editing-duration>
    <meta:editing-cycles>11</meta:editing-cycles>
    <meta:generator>LibreOffice/3.5$Linux_X86_64 LibreOffice_project/350m1$Build-413</meta:generator>
    <meta:document-statistic meta:table-count="0" meta:image-count="0" meta:object-count="0" meta:page-count="2" meta:paragraph-count="38" meta:word-count="599" meta:character-count="3307" meta:non-whitespace-character-count="2771"/>
  </office:meta>
</office:document-meta>
</file>